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6" style:family="table-row">
      <style:table-row-properties style:min-row-height="0.4785in"/>
    </style:style>
    <style:style style:name="P1" style:family="paragraph" style:parent-style-name="Standard">
      <style:paragraph-properties fo:line-height="150%" fo:text-align="justify" style:justify-single-word="false"/>
      <style:text-properties style:text-position="0% 100%" style:font-name="Arial" fo:font-size="11pt" fo:font-weight="normal" officeooo:rsid="001503e3" officeooo:paragraph-rsid="0018424c" style:font-size-asian="11pt" style:font-weight-asian="normal" style:font-size-complex="11pt" style:font-weight-complex="normal"/>
    </style:style>
    <style:style style:name="P2" style:family="paragraph" style:parent-style-name="Standard">
      <style:paragraph-properties fo:line-height="150%" fo:text-align="justify" style:justify-single-word="false"/>
      <style:text-properties style:text-position="0% 100%" style:font-name="Arial" fo:font-size="11pt" fo:font-weight="normal" officeooo:rsid="001503e3" officeooo:paragraph-rsid="0019f2b3" style:font-size-asian="11pt" style:font-weight-asian="normal" style:font-size-complex="11pt" style:font-weight-complex="normal"/>
    </style:style>
    <style:style style:name="P3" style:family="paragraph" style:parent-style-name="Standard">
      <style:paragraph-properties fo:line-height="150%" fo:text-align="justify" style:justify-single-word="false"/>
      <style:text-properties style:text-position="0% 100%" style:font-name="Arial" fo:font-size="11pt" fo:font-weight="normal" officeooo:rsid="0019f2b3" officeooo:paragraph-rsid="0019f2b3" style:font-size-asian="11pt" style:font-weight-asian="normal" style:font-size-complex="11pt" style:font-weight-complex="normal"/>
    </style:style>
    <style:style style:name="P4" style:family="paragraph" style:parent-style-name="Standard">
      <style:paragraph-properties fo:line-height="150%" fo:text-align="justify" style:justify-single-word="false"/>
      <style:text-properties style:text-position="0% 100%" style:font-name="Arial" fo:font-size="11pt" fo:font-weight="normal" officeooo:rsid="001c2ae3" officeooo:paragraph-rsid="001c2ae3"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text-position="0% 100%" style:font-name="Arial" fo:font-size="11pt" fo:font-weight="normal" officeooo:rsid="0018424c" officeooo:paragraph-rsid="0018424c"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officeooo:paragraph-rsid="001cd679"/>
    </style:style>
    <style:style style:name="P7" style:family="paragraph" style:parent-style-name="Standard">
      <style:paragraph-properties fo:line-height="150%" fo:text-align="justify" style:justify-single-word="false"/>
      <style:text-properties officeooo:paragraph-rsid="001cf741"/>
    </style:style>
    <style:style style:name="P8" style:family="paragraph" style:parent-style-name="Standard">
      <style:paragraph-properties fo:line-height="150%" fo:text-align="justify" style:justify-single-word="false"/>
      <style:text-properties officeooo:paragraph-rsid="00215d75"/>
    </style:style>
    <style:style style:name="P9" style:family="paragraph" style:parent-style-name="Standard">
      <style:paragraph-properties fo:line-height="150%" fo:text-align="justify" style:justify-single-word="false"/>
      <style:text-properties officeooo:paragraph-rsid="0021e199"/>
    </style:style>
    <style:style style:name="P10" style:family="paragraph" style:parent-style-name="Standard">
      <style:paragraph-properties fo:line-height="150%" fo:text-align="justify" style:justify-single-word="false"/>
      <style:text-properties officeooo:paragraph-rsid="0027d80d"/>
    </style:style>
    <style:style style:name="P11" style:family="paragraph" style:parent-style-name="Standard">
      <style:paragraph-properties fo:line-height="150%" fo:text-align="justify" style:justify-single-word="false"/>
      <style:text-properties officeooo:paragraph-rsid="00299402"/>
    </style:style>
    <style:style style:name="P12" style:family="paragraph" style:parent-style-name="Standard">
      <style:paragraph-properties fo:line-height="150%" fo:text-align="justify" style:justify-single-word="false"/>
      <style:text-properties officeooo:paragraph-rsid="0030428d"/>
    </style:style>
    <style:style style:name="P13" style:family="paragraph" style:parent-style-name="Standard">
      <style:paragraph-properties fo:line-height="150%" fo:text-align="start" style:justify-single-word="false"/>
      <style:text-properties officeooo:paragraph-rsid="0030428d"/>
    </style:style>
    <style:style style:name="P14" style:family="paragraph" style:parent-style-name="Standard" style:list-style-name="L15">
      <style:paragraph-properties fo:line-height="150%" fo:text-align="start" style:justify-single-word="false"/>
      <style:text-properties officeooo:paragraph-rsid="0030428d"/>
    </style:style>
    <style:style style:name="P15" style:family="paragraph" style:parent-style-name="Standard">
      <style:paragraph-properties fo:line-height="150%" fo:text-align="justify" style:justify-single-word="false"/>
      <style:text-properties style:text-position="0% 100%" style:font-name="Arial" fo:font-size="11pt" fo:font-weight="normal" officeooo:rsid="002a455b" officeooo:paragraph-rsid="002a455b" style:font-size-asian="11pt" style:font-weight-asian="normal" style:font-size-complex="11pt" style:font-weight-complex="normal"/>
    </style:style>
    <style:style style:name="P16" style:family="paragraph" style:parent-style-name="Standard">
      <style:paragraph-properties fo:line-height="150%" fo:text-align="justify" style:justify-single-word="false"/>
      <style:text-properties style:text-position="0% 100%" style:font-name="Arial" fo:font-size="11pt" fo:font-weight="normal" officeooo:rsid="002a455b" officeooo:paragraph-rsid="002b85b5" style:font-size-asian="11pt" style:font-weight-asian="normal" style:font-size-complex="11pt" style:font-weight-complex="normal"/>
    </style:style>
    <style:style style:name="P17" style:family="paragraph" style:parent-style-name="Standard">
      <style:paragraph-properties fo:line-height="150%" fo:text-align="justify" style:justify-single-word="false"/>
      <style:text-properties style:text-position="0% 100%" style:font-name="Arial" fo:font-size="11pt" fo:font-weight="normal" officeooo:rsid="002d9735" officeooo:paragraph-rsid="002d9735" style:font-size-asian="11pt" style:font-weight-asian="normal" style:font-size-complex="11pt" style:font-weight-complex="normal"/>
    </style:style>
    <style:style style:name="P18" style:family="paragraph" style:parent-style-name="Standard">
      <style:paragraph-properties fo:line-height="150%" fo:text-align="justify" style:justify-single-word="false"/>
      <style:text-properties style:text-position="0% 100%" style:font-name="Arial" fo:font-size="11pt" fo:font-weight="normal" officeooo:rsid="002f4eef" officeooo:paragraph-rsid="002f4eef" style:font-size-asian="11pt" style:font-weight-asian="normal" style:font-size-complex="11pt" style:font-weight-complex="normal"/>
    </style:style>
    <style:style style:name="P19" style:family="paragraph" style:parent-style-name="Standard">
      <style:paragraph-properties fo:line-height="150%" fo:text-align="justify" style:justify-single-word="false"/>
      <style:text-properties style:text-position="0% 100%" style:font-name="Arial" fo:font-size="11pt" fo:font-weight="normal" officeooo:rsid="0030428d" officeooo:paragraph-rsid="0030428d" style:font-size-asian="11pt" style:font-weight-asian="normal" style:font-size-complex="11pt" style:font-weight-complex="normal"/>
    </style:style>
    <style:style style:name="P20" style:family="paragraph" style:parent-style-name="Standard">
      <style:paragraph-properties fo:line-height="150%" fo:text-align="justify" style:justify-single-word="false"/>
      <style:text-properties style:text-position="0% 100%" style:font-name="Arial" fo:font-size="11pt" fo:font-weight="bold" officeooo:rsid="002c3a71" officeooo:paragraph-rsid="002c3a71" style:font-size-asian="11pt" style:font-weight-asian="bold" style:font-size-complex="11pt" style:font-weight-complex="bold"/>
    </style:style>
    <style:style style:name="P21" style:family="paragraph" style:parent-style-name="Standard">
      <style:paragraph-properties fo:line-height="150%" fo:text-align="justify" style:justify-single-word="false"/>
      <style:text-properties style:text-position="0% 100%" style:font-name="Arial" fo:font-size="11pt" fo:font-weight="bold" officeooo:rsid="002f4eef" officeooo:paragraph-rsid="002f4eef" style:font-size-asian="11pt" style:font-weight-asian="bold" style:font-size-complex="11pt" style:font-weight-complex="bold"/>
    </style:style>
    <style:style style:name="P22" style:family="paragraph" style:parent-style-name="Standard">
      <style:paragraph-properties fo:line-height="150%" fo:text-align="center" style:justify-single-word="false"/>
      <style:text-properties style:text-position="0% 100%" style:font-name="Arial" fo:font-size="18pt" fo:font-weight="bold" officeooo:rsid="00118761" officeooo:paragraph-rsid="00118761" style:font-size-asian="18pt" style:font-weight-asian="bold" style:font-size-complex="18pt" style:font-weight-complex="bold"/>
    </style:style>
    <style:style style:name="P23" style:family="paragraph" style:parent-style-name="Standard">
      <style:paragraph-properties fo:line-height="150%" fo:text-align="start" style:justify-single-word="false"/>
      <style:text-properties style:text-position="0% 100%" style:font-name="Arial" fo:font-size="15pt" fo:font-weight="bold" officeooo:rsid="00118761" officeooo:paragraph-rsid="00118761" style:font-size-asian="15pt" style:font-weight-asian="bold" style:font-size-complex="15pt" style:font-weight-complex="bold"/>
    </style:style>
    <style:style style:name="P24" style:family="paragraph" style:parent-style-name="Standard">
      <style:paragraph-properties fo:line-height="150%" fo:text-align="start" style:justify-single-word="false"/>
      <style:text-properties style:text-position="0% 100%" style:font-name="Arial" fo:font-size="15pt" fo:font-weight="bold" officeooo:rsid="001c2ae3" officeooo:paragraph-rsid="001c2ae3" style:font-size-asian="15pt" style:font-weight-asian="bold" style:font-size-complex="15pt" style:font-weight-complex="bold"/>
    </style:style>
    <style:style style:name="P25" style:family="paragraph" style:parent-style-name="Standard">
      <style:paragraph-properties fo:line-height="150%" fo:text-align="start" style:justify-single-word="false"/>
      <style:text-properties style:text-position="0% 100%" style:font-name="Arial" fo:font-size="15pt" fo:font-weight="bold" officeooo:rsid="002a455b" officeooo:paragraph-rsid="002a455b" style:font-size-asian="15pt" style:font-weight-asian="bold" style:font-size-complex="15pt" style:font-weight-complex="bold"/>
    </style:style>
    <style:style style:name="P26" style:family="paragraph" style:parent-style-name="Standard">
      <style:paragraph-properties fo:line-height="150%" fo:text-align="start" style:justify-single-word="false"/>
      <style:text-properties style:text-position="0% 100%" style:font-name="Arial" fo:font-size="15pt" fo:font-weight="bold" officeooo:rsid="002f4eef" officeooo:paragraph-rsid="002f4eef" style:font-size-asian="15pt" style:font-weight-asian="bold" style:font-size-complex="15pt" style:font-weight-complex="bold"/>
    </style:style>
    <style:style style:name="P27" style:family="paragraph" style:parent-style-name="Standard">
      <style:paragraph-properties fo:line-height="150%" fo:text-align="start" style:justify-single-word="false"/>
      <style:text-properties style:text-position="0% 100%" style:font-name="Arial" fo:font-size="15pt" fo:font-weight="bold" officeooo:rsid="002f4eef" officeooo:paragraph-rsid="0030428d" style:font-size-asian="15pt" style:font-weight-asian="bold" style:font-size-complex="15pt" style:font-weight-complex="bold"/>
    </style:style>
    <style:style style:name="P28" style:family="paragraph" style:parent-style-name="Standard">
      <style:paragraph-properties fo:line-height="150%" fo:text-align="justify" style:justify-single-word="false"/>
      <style:text-properties style:text-position="0% 100%" style:font-name="Arial" fo:font-size="12pt" fo:font-weight="bold" officeooo:rsid="001cd679" officeooo:paragraph-rsid="001cd679"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Arial" fo:font-size="11pt" officeooo:paragraph-rsid="002f4eef" style:font-size-asian="11pt" style:font-size-complex="11pt"/>
    </style:style>
    <style:style style:name="P30" style:family="paragraph" style:parent-style-name="Table_20_Contents">
      <style:paragraph-properties fo:text-align="center" style:justify-single-word="false"/>
      <style:text-properties style:font-name="Arial" fo:font-size="11pt" officeooo:rsid="002f4eef" officeooo:paragraph-rsid="002f4eef" style:font-size-asian="11pt" style:font-size-complex="11pt"/>
    </style:style>
    <style:style style:name="P31" style:family="paragraph" style:parent-style-name="Table_20_Contents">
      <style:paragraph-properties fo:text-align="start" style:justify-single-word="false"/>
      <style:text-properties style:font-name="Arial" fo:font-size="11pt" officeooo:rsid="002f4eef" officeooo:paragraph-rsid="002f4eef" style:font-size-asian="11pt" style:font-size-complex="11pt"/>
    </style:style>
    <style:style style:name="P32" style:family="paragraph" style:parent-style-name="Table_20_Contents">
      <style:paragraph-properties fo:text-align="justify" style:justify-single-word="false"/>
      <style:text-properties style:font-name="Arial" fo:font-size="11pt" officeooo:rsid="0030428d" officeooo:paragraph-rsid="0030428d" style:font-size-asian="11pt" style:font-size-complex="11pt"/>
    </style:style>
    <style:style style:name="P33" style:family="paragraph" style:parent-style-name="Table_20_Contents">
      <style:paragraph-properties fo:text-align="start" style:justify-single-word="false"/>
      <style:text-properties style:font-name="Arial" fo:font-size="11pt" officeooo:rsid="0030428d" officeooo:paragraph-rsid="0030428d" style:font-size-asian="11pt" style:font-size-complex="11pt"/>
    </style:style>
    <style:style style:name="P34" style:family="paragraph" style:parent-style-name="Table_20_Contents">
      <style:paragraph-properties fo:text-align="center" style:justify-single-word="false"/>
      <style:text-properties style:font-name="Arial" fo:font-size="11pt" fo:font-weight="bold" officeooo:rsid="002f4eef" officeooo:paragraph-rsid="002f4eef" style:font-size-asian="11pt" style:font-weight-asian="bold" style:font-size-complex="11pt" style:font-weight-complex="bold"/>
    </style:style>
    <style:style style:name="P35" style:family="paragraph" style:parent-style-name="Text_20_body" style:list-style-name="L12">
      <style:paragraph-properties fo:margin-top="0in" fo:margin-bottom="0in" style:contextual-spacing="false"/>
    </style:style>
    <style:style style:name="T1" style:family="text">
      <style:text-properties officeooo:rsid="0018424c"/>
    </style:style>
    <style:style style:name="T2" style:family="text">
      <style:text-properties officeooo:rsid="0019f2b3"/>
    </style:style>
    <style:style style:name="T3" style:family="text">
      <style:text-properties style:text-position="0% 100%" style:font-name="Arial" fo:font-size="11pt" fo:font-weight="normal" officeooo:rsid="001cd679" style:font-size-asian="11pt" style:font-weight-asian="normal" style:font-size-complex="11pt" style:font-weight-complex="normal"/>
    </style:style>
    <style:style style:name="T4" style:family="text">
      <style:text-properties style:text-position="0% 100%" style:font-name="Arial" fo:font-size="11pt" fo:font-weight="normal" officeooo:rsid="001cf741" style:font-size-asian="11pt" style:font-weight-asian="normal" style:font-size-complex="11pt" style:font-weight-complex="normal"/>
    </style:style>
    <style:style style:name="T5" style:family="text">
      <style:text-properties style:text-position="0% 100%" style:font-name="Arial" fo:font-size="11pt" fo:font-weight="normal" officeooo:rsid="00215d75" style:font-size-asian="11pt" style:font-weight-asian="normal" style:font-size-complex="11pt" style:font-weight-complex="normal"/>
    </style:style>
    <style:style style:name="T6" style:family="text">
      <style:text-properties style:text-position="0% 100%" style:font-name="Arial" fo:font-size="11pt" fo:font-weight="normal" officeooo:rsid="0021e199" style:font-size-asian="11pt" style:font-weight-asian="normal" style:font-size-complex="11pt" style:font-weight-complex="normal"/>
    </style:style>
    <style:style style:name="T7" style:family="text">
      <style:text-properties style:text-position="0% 100%" style:font-name="Arial" fo:font-size="11pt" fo:font-weight="normal" officeooo:rsid="00251f15" style:font-size-asian="11pt" style:font-weight-asian="normal" style:font-size-complex="11pt" style:font-weight-complex="normal"/>
    </style:style>
    <style:style style:name="T8" style:family="text">
      <style:text-properties style:text-position="0% 100%" style:font-name="Arial" fo:font-size="11pt" fo:font-weight="normal" officeooo:rsid="0027d80d" style:font-size-asian="11pt" style:font-weight-asian="normal" style:font-size-complex="11pt" style:font-weight-complex="normal"/>
    </style:style>
    <style:style style:name="T9" style:family="text">
      <style:text-properties style:text-position="0% 100%" style:font-name="Arial" fo:font-size="11pt" fo:font-weight="normal" officeooo:rsid="0028d768" style:font-size-asian="11pt" style:font-weight-asian="normal" style:font-size-complex="11pt" style:font-weight-complex="normal"/>
    </style:style>
    <style:style style:name="T10" style:family="text">
      <style:text-properties style:text-position="0% 100%" style:font-name="Arial" fo:font-size="11pt" fo:font-weight="normal" officeooo:rsid="00299402" style:font-size-asian="11pt" style:font-weight-asian="normal" style:font-size-complex="11pt" style:font-weight-complex="normal"/>
    </style:style>
    <style:style style:name="T11" style:family="text">
      <style:text-properties style:text-position="0% 100%" style:font-name="Arial" fo:font-size="11pt" fo:font-weight="normal" officeooo:rsid="002a2240" style:font-size-asian="11pt" style:font-weight-asian="normal" style:font-size-complex="11pt" style:font-weight-complex="normal"/>
    </style:style>
    <style:style style:name="T12" style:family="text">
      <style:text-properties style:text-position="0% 100%" style:font-name="Arial" fo:font-size="11pt" fo:font-weight="normal" officeooo:rsid="002a455b" style:font-size-asian="11pt" style:font-weight-asian="normal" style:font-size-complex="11pt" style:font-weight-complex="normal"/>
    </style:style>
    <style:style style:name="T13" style:family="text">
      <style:text-properties style:text-position="0% 100%" style:font-name="Arial" fo:font-size="12pt" fo:font-weight="bold" officeooo:rsid="001cf741" style:font-size-asian="12pt" style:font-weight-asian="bold" style:font-size-complex="12pt" style:font-weight-complex="bold"/>
    </style:style>
    <style:style style:name="T14" style:family="text">
      <style:text-properties style:text-position="0% 100%" style:font-name="Arial" fo:font-size="12pt" fo:font-weight="bold" officeooo:rsid="00215d75" style:font-size-asian="12pt" style:font-weight-asian="bold" style:font-size-complex="12pt" style:font-weight-complex="bold"/>
    </style:style>
    <style:style style:name="T15" style:family="text">
      <style:text-properties style:text-position="0% 100%" style:font-name="Arial" fo:font-size="12pt" fo:font-weight="bold" officeooo:rsid="00232127" style:font-size-asian="12pt" style:font-weight-asian="bold" style:font-size-complex="12pt" style:font-weight-complex="bold"/>
    </style:style>
    <style:style style:name="T16" style:family="text">
      <style:text-properties style:text-position="0% 100%" style:font-name="Arial" fo:font-size="12pt" fo:font-weight="bold" officeooo:rsid="0021e199" style:font-size-asian="12pt" style:font-weight-asian="bold" style:font-size-complex="12pt" style:font-weight-complex="bold"/>
    </style:style>
    <style:style style:name="T17" style:family="text">
      <style:text-properties style:text-position="0% 100%" style:font-name="Arial" fo:font-size="12pt" fo:font-weight="bold" officeooo:rsid="0027d80d" style:font-size-asian="12pt" style:font-weight-asian="bold" style:font-size-complex="12pt" style:font-weight-complex="bold"/>
    </style:style>
    <style:style style:name="T18" style:family="text">
      <style:text-properties style:text-position="0% 100%" style:font-name="Arial" fo:font-size="12pt" fo:font-weight="bold" officeooo:rsid="00299402" style:font-size-asian="12pt" style:font-weight-asian="bold" style:font-size-complex="12pt" style:font-weight-complex="bold"/>
    </style:style>
    <style:style style:name="T19" style:family="text">
      <style:text-properties style:text-position="0% 100%" style:font-name="Arial" fo:font-size="12pt" fo:font-weight="bold" officeooo:rsid="001cd679" style:font-size-asian="12pt" style:font-weight-asian="bold" style:font-size-complex="12pt" style:font-weight-complex="bold"/>
    </style:style>
    <style:style style:name="T20" style:family="text">
      <style:text-properties style:text-position="0% 100%" style:font-name="Arial" fo:font-size="12pt" officeooo:rsid="0027d80d" style:font-size-asian="12pt" style:font-size-complex="12pt"/>
    </style:style>
    <style:style style:name="T21" style:family="text">
      <style:text-properties style:text-position="0% 100%" style:font-name="Arial" fo:font-size="15pt" fo:font-weight="bold" officeooo:rsid="002f4eef" style:font-size-asian="15pt" style:font-weight-asian="bold" style:font-size-complex="15pt" style:font-weight-complex="bold"/>
    </style:style>
    <style:style style:name="T22" style:family="text">
      <style:text-properties style:text-position="0% 100%" style:font-name="Arial" fo:font-size="15pt" fo:font-weight="bold" officeooo:rsid="0030428d" style:font-size-asian="15pt" style:font-weight-asian="bold" style:font-size-complex="15pt"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d9735"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2b85b5" style:font-weight-asian="bold" style:font-weight-complex="bold"/>
    </style:style>
    <style:style style:name="T27" style:family="text">
      <style:text-properties officeooo:rsid="002b85b5"/>
    </style:style>
    <style:style style:name="T28" style:family="text">
      <style:text-properties officeooo:rsid="002c3a71"/>
    </style:style>
    <style:style style:name="T29" style:family="text">
      <style:text-properties officeooo:rsid="002f4eef"/>
    </style:style>
    <style:style style:name="T30" style:family="text">
      <style:text-properties officeooo:rsid="0030428d"/>
    </style:style>
    <style:style style:name="T31" style:family="text">
      <style:text-properties style:font-name="Arial" fo:font-size="11pt" officeooo:rsid="002f4eef" style:font-size-asian="11pt" style:font-size-complex="11pt"/>
    </style:style>
    <style:style style:name="T32" style:family="text">
      <style:text-properties style:font-name="Ari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kt: “Softwarelösung für die elektronische Gesundheitskarte (eGK)”</text:p>
      <text:p text:style-name="P23">Beschreibung des Fallbeispiels</text:p>
      <text:p text:style-name="P1">Um die Digitalisierung des deutschen Gesundheitssystems voranzutreiben und den Informationsaustausch zwischen Ärzten, Krankenhäusern, Krankenkassen und Patienten im Sinne der Effizienz zu verbessern, wurde die Einführung einer elektronischen Gesundheitskarte (eGK) geplant. Der Plan war es sie als eine Art multifunktionelle Karte zu gestalten, die bürokratisch verursachten papiergebundenen Verwaltungsaufwand im Gesundheitssystem drastisch zu reduzieren. <text:span text:style-name="T1">Ein weiteres Ziel war es die Möglichkeit zu geben elektronische Rezepte ausstellen zu können und die Verwaltung von Patienteninformationen zu verbessern. Der Projektstart für das Projekt war im Jahr 2003, und die ursprünglich organisierte Planung sah eine Einführung im Jahr 2006 vor.</text:span></text:p>
      <text:p text:style-name="P5">Das Projekt wurde mit großen Erwartungen des deutschen Bundesministerium für Gesundheit in Auftrag gegeben, da die elektronische Gesundheitskarte (eGK) das Gesundheitswesen im Bereich der deutschen Digitalisierung modernisieren sollte und zugleich die Effizienz steigern sollte. Eine weitere Eigenschaft die die elektronische Gesundheitskarte (eGK) ermöglichen sollte war die Speicherung von Notfallpatientendaten und elektronischen Rezepten und den Austausch dieser Patientendaten so sicher und reibungslos wie möglich zwischen den Beteiligten zu gestalten. Ein weiterer Punkt war es den Ärzten und Krankenhäusern Zugriff auf eine Art elektronische Patientenakte zu erleichtern.</text:p>
      <text:p text:style-name="P2"><text:span text:style-name="T1">Die Einführung der elektronischen Gesundheitskarte verlief jedoch alles andere als reibungslos. Ein Grund dafür waren Datenschutzbedenken, politische Auseinandersetzungen und technische Schwierigkeiten. Dies sorgte für eine mehrfache Verzögerung </text:span><text:span text:style-name="T2">des Projektes. Es dauerte beinahe ein ganzes Jahrzehnt, bis die elektronischwe Gesundheitskarte in einer der ersten Versionen im Jahr 2015 eingeführt werden konnte. Die Einführung blieb bedauerlicherweise dennoch weit hinter den ursprünglichen Erwartungen zurück, da viele der im Projekt geplanten Funktionen, beispielsweise die Patientenakte und das elektronisch digitalisierte Rezept, nicht realisiert wurden. Bis zum heutigen Zeitpunkt sind eine Großzahl an zentralen Funktionalitäten der elektronischen Gesundheitsheitskarte entweder nicht zu Verfügung gestellt oder nur in einer drastisch reduzierten Form implementiert.</text:span></text:p>
      <text:p text:style-name="P3">Das Projekt gilt somit als ein Beispiel für die Herausforderungen die auftreten können, wenn öffentliche Digitalisierungsprojekte in einem großen Umfang geplant und umgesetzt werden sollen. Die enormen Verzögerungen und der reduzierte Featureumfang des Projektes haben das Vertrauen in die digitale Transformation im deutschen Gesundheitswesen stark abgeändert und zeigen, wie kompliziert solch eine Planung in einem bürokratischen Sektor wie dem Gesundheitswesen sind.</text:p>
      <text:p text:style-name="P3"/>
      <text:p text:style-name="P3"><text:soft-page-break/></text:p>
      <text:p text:style-name="P24">Zeitstrahl des Projektes</text:p>
      <text:p text:style-name="P4">Der Porjektverlauf zur Erschaffung der elektronischen Gesundheitskarte wurde von zahlreichen Problemen und zeitlichen Verzögerungen begleitet. Im Folgenden sieht man einen ausführlichen Überblick über wichtige Ereignisse und Meilensteine im Projekt:</text:p>
      <text:p text:style-name="P12"><text:span text:style-name="T19">2003 – Start des Projekts:</text:span></text:p>
      <text:p text:style-name="P12"><text:span text:style-name="T3">Das Bundesministerium für Gesundheit hat das Projekt ,,Elektronische Gesundheitskarte” gestartet. Geplant ist die Speicherung von Notfallpatientendaten, sicher gestellter Austausch und eine Verwaltung von Gesundheitsdaten, Einführung eines elektronischen Rezepts und eine digitale Patientenakte </text:span><text:span text:style-name="T4">im Jahr 2006</text:span><text:span text:style-name="T3">.</text:span></text:p>
      <text:p text:style-name="P28">2004 – Beginn der technischen Planung und der Ausschreibung:</text:p>
      <text:p text:style-name="P6"><text:span text:style-name="T3">Die Ausschreibung der technischen Umsetzung wird begonnen. Ein Haufen von IT-Dienstleistern bewerben sich für den Grundstart des Projekts. </text:span><text:span text:style-name="T4">Außerdem kam es zu ersten Hürden im Projekt, denn es wurde sich gefragt wie diese Karte in bereits bestehenden Systemen eingesetzt werden könne.</text:span></text:p>
      <text:p text:style-name="P7"><text:span text:style-name="Strong_20_Emphasis"><text:span text:style-name="T13">2005 – Datenschutzbedenken:</text:span></text:span></text:p>
      <text:p text:style-name="P7"><text:span text:style-name="Strong_20_Emphasis"><text:span text:style-name="T4">Datenschützer machen darauf aufmerksam, dass wenn die Sicherheitsstandards im System der eGK nicht ausreichend berücksichtigt werden, die Speicherung sensibler Gesundheitsdaten auf der Karte im Sinne vom Datenschutz ein großes Problem darstellen könnte. Die Bedenken führen dazu das sich das Projekt verzögert weil grundlegende rechtliche und technische Überprüfungen durchgeführt werden müssen.</text:span></text:span></text:p>
      <text:p text:style-name="P7"><text:span text:style-name="Strong_20_Emphasis"><text:span text:style-name="T13">2006 – Endzieldatum verschiebt sich:</text:span></text:span></text:p>
      <text:p text:style-name="P7"><text:span text:style-name="Strong_20_Emphasis"><text:span text:style-name="T4">Die Einführung der eGK verschiebt sich, da keine reibungslos verlaufenden technischen Lösungen sichergestellt werden können. Insbesondere bei der Systemkompatibilität</text:span></text:span><text:span text:style-name="Strong_20_Emphasis"><text:span text:style-name="T5"> und der sicheren Übertragung sensibler Gesundheitsinformationen.</text:span></text:span></text:p>
      <text:p text:style-name="P8"><text:span text:style-name="Strong_20_Emphasis"><text:span text:style-name="T14">2007-</text:span></text:span><text:span text:style-name="Strong_20_Emphasis"><text:span text:style-name="T15">2008</text:span></text:span><text:span text:style-name="Strong_20_Emphasis"><text:span text:style-name="T14"> – </text:span></text:span><text:span text:style-name="Strong_20_Emphasis"><text:span text:style-name="T16">technische Entwicklung und Pilotregionen:</text:span></text:span></text:p>
      <text:p text:style-name="P9"><text:span text:style-name="Strong_20_Emphasis"><text:span text:style-name="T6">Es werden erste Pilotprojekte in Modellregionen gestartet, in denen die eGK im Praxisalltag. </text:span></text:span><text:span text:style-name="Strong_20_Emphasis"><text:span text:style-name="T7">Erste Testläufe der eGK werden in ausgewählten Modellregionen durchgeführt. Es treten Probleme mit der Lesbarkeit der Karten und der Sicherheit bei der Übertragung von Daten auf. Der Datenschutz bleibt ein zentrales Thema.</text:span></text:span></text:p>
      <text:p text:style-name="P10"><text:span text:style-name="Strong_20_Emphasis"><text:span text:style-name="T17">2009-2012 – Anhaltende Verzögerungen und Kritik von Ärzten:</text:span></text:span></text:p>
      <text:p text:style-name="P10"><text:span text:style-name="Strong_20_Emphasis"><text:span text:style-name="T8">Das Projekt erfährt erneute Verzögerungen. Datenschützer und Ärzteverbände äußern weiterhin Bedenken hinsichtlich der Datensicherheit und des Datenschutzes. Dies führt letzendlich dazu, dass die Einführung der elektronischen Gesundheitskarte weiterhin verschoben wird.</text:span></text:span></text:p>
      <text:p text:style-name="P10"><text:span text:style-name="Strong_20_Emphasis"><text:span text:style-name="T17">2013-2014 – Änderung der technischen Anforderungen</text:span></text:span></text:p>
      <text:p text:style-name="P10"><text:span text:style-name="Strong_20_Emphasis"><text:span text:style-name="T8">Das Gesundheitswesen der Bundesregierung reagiert auf die anhaltende Kritik und überarbeitet die grundlegenden technischen Anforderungen für die Einführung der elektronischen </text:span></text:span><text:soft-page-break/><text:span text:style-name="Strong_20_Emphasis"><text:span text:style-name="T8">Gesundheitskarte. Das Projekt wird komplett neu strukturiert, wobei der Fokus auf Datensicherheit und Systemkompilität verstärkt wird.</text:span></text:span></text:p>
      <text:p text:style-name="P10"><text:span text:style-name="Strong_20_Emphasis"><text:span text:style-name="T17">2015 – </text:span></text:span><text:span text:style-name="Strong_20_Emphasis"><text:span text:style-name="T20">Einführung der Basisversion der eGK</text:span></text:span></text:p>
      <text:p text:style-name="P10"><text:span text:style-name="Strong_20_Emphasis"><text:span text:style-name="T8">Die elektronische Gesundheitskarte wird in einem im Vergleich zum Anfang stark reduzierten Umfang eingeführt. Die eingeschränkten Funktionalitäten sind unter anderem das sie keine elektronischen Rezepte und elektronische Patientenakte zur Verfügung stellt, obwohl dies eine der ursprünglich zentralen Ziele des Projektes waren. Die Basisversion ermöglicht es nur noch den Patienten, ihre Versicherteninformationen auf der Karte zu speichern.</text:span></text:span></text:p>
      <text:p text:style-name="P10"><text:span text:style-name="Strong_20_Emphasis"><text:span text:style-name="T17">2016-2020 – Versuche für andere Funktionen</text:span></text:span></text:p>
      <text:p text:style-name="P10"><text:span text:style-name="Strong_20_Emphasis"><text:span text:style-name="T8">Es wird weiterhin versucht die anderen ursprünglich geplanten Funktionen der elektronischen Gesundheitskarte einzuführen. Diese Funktionen stürzen </text:span></text:span><text:span text:style-name="Strong_20_Emphasis"><text:span text:style-name="T9">jedoch weiterhin auf technische Hürden und organisatorische Widerstände. Außerdem wird die Einführung einer elektronischen Patientenakte getestet, aber sie kann aufgrund von Datenschutzbedenken und der mangelnden Kompatilibität mit anderen Gesundheitssystem nicht wirklich flächendeckend benutzt werden.</text:span></text:span></text:p>
      <text:p text:style-name="P11"><text:span text:style-name="Strong_20_Emphasis"><text:span text:style-name="T18">2021-2022 – Einführung der elektronischen Patientenakte und das elektronische Rezept (ePA und E-Rezept)</text:span></text:span></text:p>
      <text:p text:style-name="P11"><text:span text:style-name="Strong_20_Emphasis"><text:span text:style-name="T10">Nach langjährigen Tests und Verzögerungen wird die elektronische Patientenakte (ePA) im Jahr 2021 am Anfang in einer ersten Version eingeführt. Dadurch wird den Pati</text:span></text:span><text:span text:style-name="Strong_20_Emphasis"><text:span text:style-name="T11">en</text:span></text:span><text:span text:style-name="Strong_20_Emphasis"><text:span text:style-name="T10">t</text:span></text:span><text:span text:style-name="Strong_20_Emphasis"><text:span text:style-name="T12">en und Patientinnen</text:span></text:span><text:span text:style-name="Strong_20_Emphasis"><text:span text:style-name="T10"> eine Möglichkeit gegeben </text:span></text:span><text:span text:style-name="Strong_20_Emphasis"><text:span text:style-name="T12">medizinische Informationen digital abzuspeichern und diese Fachärzten und ausgebildeten Apothekerinnen und Apothekern frei zugänglich zu machen. Die Bereitstellung eines elektronischen Rezepts bleibt jedoch weiterhin sehr schwierig und wird bis 2022 nur vereinzelnt genutzt. Die weite Einführung ist sehr komplex und viele Praxen und Apotheken sind technisch noch nicht in der Fassung das E-Rezept anzuwenden, weswegen es sich als Patient mehr lohnt ein Papierrezept zu erhalten.</text:span></text:span></text:p>
      <text:p text:style-name="P15">Während dieser langen Projektlaufzeit traten immer wieder organisatorische Hindernisse auf und technische Probleme, die das Projekt erheblich und bedenklich verzögerten und letzlich zu einer stark reduzierten im Sinne der Funktionalität Version der elektronischen Gesundheitskarte führten.</text:p>
      <text:p text:style-name="P25">Anspruchsgruppen</text:p>
      <text:p text:style-name="P15">Die elektronische Gesundheitskarte betraf viele verschiedene Anspruchsgruppen, die unteranderem alle unterschiedliche Ziele verfolgten und das Projekt versuchten auf unterschiedliche Art und Weise zu beeinflussen. Hier wird nun eine Liste der wichtigsten Anspruchsgruppen im Überblick geliefert.</text:p>
      <text:p text:style-name="P16">Unter anderem war das <text:span text:style-name="T25">Bundesministerium für Gesundheit</text:span> eine wichtige Anspruchsgruppe, denn als zentraler Auftraggeber des Projektes verfolgte das Ministerium das Endziel, das deutsche Gesundheitswesen zu digitalisieren und damit auch zu modernisieren. Außerdem wird durch die Einführung der elektronischen Gesundheitskarte ebenfalls die Effizienz gesteigert. Die politische Sicht war besonders interessiert daran, das Gesundheitssystem startklar für das moderne Zeitalter <text:soft-page-break/>zu machen <text:span text:style-name="T27">und den bürokratisch bedingten und papiergebundenen Verwaltungsaufwand endgültig zu reduzieren.</text:span></text:p>
      <text:p text:style-name="P16"><text:span text:style-name="T27">Eine weitere zentrale Anspruchsgruppe waren unteranderem die</text:span><text:span text:style-name="T26"> Krankenkassen</text:span><text:span text:style-name="T27">, denn diese unterstützten das Projekt, da sie von der elektronischen Gesundheitskarte deutlich einfachere Abrechnungsprozesse bei Praxen, Ärzten etc. erzielen konnten und eine verbesserte Verwaltung der Patienten</text:span><text:span text:style-name="T28">informationen erzielen konnten. Sie hofften, durch den Einsatz einer solchen elektronischen Gesundheitskarte eine enorme Senkung der Verwaltungskosten und im allgemeinen effizienter zu arbeiten.</text:span></text:p>
      <text:p text:style-name="P20">Ärzte und Apotheker <text:span text:style-name="T23">sahen die elektronischen Gesundheitskarte tatsächlich seit Beginn als relativ kritisch an. Besonders die zusätzlichen technisch bedingten administrativen Aufgaben die eine solche Einführung mit sich bringen würde und der dadurch vermeintlich verursachte erhöhte Aufwand der </text:span><text:span text:style-name="T24">bei einer solchen Einführung verursacht werden würde sorgten in der Praxis für großen Unmut. Viele Ärzte befürchteten, dass durch die Einführung der Karte die Artbeitslast erheblich steigen würde, ohne einen tatsächlichen Mehrwert für die Patienten davon zu tragen.</text:span></text:p>
      <text:p text:style-name="P17">Allgemein galt auch für <text:span text:style-name="T25">Patienten</text:span> das sie eine wichtige Anspruchsgruppe darstellen. Für sie standen vor allem Fragen des allgemeinen Datenschutzes im Vordergrund, Viele Patienten und Patientinnen hatten Sorge, dass ihre sensiblen Gesundheitsinformatioenn nicht ausreichend geschützt seien und wohlmöglich in falsche H<text:span text:style-name="T29">ä</text:span>nde <text:span text:style-name="T29">geraten könnte.</text:span></text:p>
      <text:p text:style-name="P21">Datenschutzorganisationen und Behörden <text:span text:style-name="T23">spielten eine enorme zentrale Rolle in diesem Projekt. Denn sie kritisierten von Anfang an, dass die Sicherheit der sensiblen Gesundheitsinformationen nicht ausreichend darauf geachtet wird. Diese starken Bedenken führten zu immer strengeren Datenschutzvorgaben, die das Projekt zu weiteren erheblich veranlagten Verzögerungen brachten.</text:span></text:p>
      <text:p text:style-name="P18">Natürlich waren auch <text:span text:style-name="T25">IT-Dienstleister und Systemanbieter </text:span>eine wichtige Ansprechgruppe des Projektes. Denn verschiedene Technologieunternehmen und die Entwicklung und Implementierung der technischen Infrastruktur der elektronischen Gesundheitskarte waren verantwortlich. Sie hatten enorme Schwierigkeiten, die verschiedenen einzelnen Systeme im deutschen Gesundheitswesen miteinander zu kombinieren und dabei den hohen Anforderung im Datenschutz gerecht zu werden.</text:p>
      <text:p text:style-name="P26">Verantwortlichkeiten für die Probleme</text:p>
      <text:p text:style-name="P18">Die Probleme bei der Einführung der elektronischen Gesundheitskarte waren in sehr vielen verschiedenen Bereichen vertreten, und eine Vielzahl an Parteien tragen dafür die Verantwortung. Die folgende Tabelle gibt einen Überblick über die Verantwortlichen und die jeweiligen Probleme:</text:p>
      <table:table table:name="Table1" table:style-name="Table1">
        <table:table-column table:style-name="Table1.A" table:number-columns-repeated="3"/>
        <table:table-row>
          <table:table-cell table:style-name="Table1.A1" office:value-type="string">
            <text:p text:style-name="P34">Verantwortliche Partei</text:p>
          </table:table-cell>
          <table:table-cell table:style-name="Table1.A1" office:value-type="string">
            <text:p text:style-name="P34">Problem</text:p>
          </table:table-cell>
          <table:table-cell table:style-name="Table1.C1" office:value-type="string">
            <text:p text:style-name="P34">Verantwortung</text:p>
          </table:table-cell>
        </table:table-row>
        <table:table-row>
          <table:table-cell table:style-name="Table1.A2" office:value-type="string">
            <text:p text:style-name="P29">Bundesministerium für Gesundheit</text:p>
          </table:table-cell>
          <table:table-cell table:style-name="Table1.A2" office:value-type="string">
            <text:p text:style-name="P31">Das Projekt wurde im allgemeinen zu wenig überwacht und zu wenig gesteuert.</text:p>
          </table:table-cell>
          <table:table-cell table:style-name="Table1.C2" office:value-type="string">
            <text:p text:style-name="P31">Von der Seite dem Bundesministerium für Gesundheit gab es eine unzureichendes Projektmanagement und eine fehlende Koordination</text:p>
          </table:table-cell>
        </table:table-row>
        <text:soft-page-break/>
        <table:table-row>
          <table:table-cell table:style-name="Table1.A2" office:value-type="string">
            <text:p text:style-name="P30">IT-Dienstleister</text:p>
          </table:table-cell>
          <table:table-cell table:style-name="Table1.A2" office:value-type="string">
            <text:p text:style-name="P31">Technische Herausforderung bei der Umsetzung</text:p>
          </table:table-cell>
          <table:table-cell table:style-name="Table1.C2" office:value-type="string">
            <text:p text:style-name="P31">Grundsätzlich gab es viel zu viele Probleme bei der Entwicklung der der Integration der IT-Infrastruktur</text:p>
          </table:table-cell>
        </table:table-row>
        <table:table-row>
          <table:table-cell table:style-name="Table1.A2" office:value-type="string">
            <text:p text:style-name="P30">Ärzteverbände</text:p>
          </table:table-cell>
          <table:table-cell table:style-name="Table1.A2" office:value-type="string">
            <text:p text:style-name="P31">Widerstand gegen die Einführung der elektronischen Gesundheitskarte</text:p>
          </table:table-cell>
          <table:table-cell table:style-name="Table1.C2" office:value-type="string">
            <text:p text:style-name="P31">Strenge Datenschutzvorgaben führten zu erhebl<text:span text:style-name="T30">ichen Verzögerungen</text:span></text:p>
          </table:table-cell>
        </table:table-row>
        <table:table-row>
          <table:table-cell table:style-name="Table1.A2" office:value-type="string">
            <text:p text:style-name="P30">Datenschützer</text:p>
          </table:table-cell>
          <table:table-cell table:style-name="Table1.A2" office:value-type="string">
            <text:p text:style-name="P32">Hohe Datenschutzanforderungen </text:p>
          </table:table-cell>
          <table:table-cell table:style-name="Table1.C2" office:value-type="string">
            <text:p text:style-name="P33">Streng gehaltende Datenschutzvorgaben führten zu erheblichen zeitlichen Verzögerungen</text:p>
          </table:table-cell>
        </table:table-row>
        <table:table-row table:style-name="Table1.6">
          <table:table-cell table:style-name="Table1.A2" office:value-type="string">
            <text:p text:style-name="P30">Krankenkassen</text:p>
          </table:table-cell>
          <table:table-cell table:style-name="Table1.A2" office:value-type="string">
            <text:p text:style-name="P33">Fehlende Zusammenarbeit und Unterstützung</text:p>
          </table:table-cell>
          <table:table-cell table:style-name="Table1.C2" office:value-type="string">
            <text:p text:style-name="P32">Unzureichende Kommunikation mit Ärzten und Patienten</text:p>
          </table:table-cell>
        </table:table-row>
      </table:table>
      <text:p text:style-name="P18"/>
      <text:p text:style-name="P19">Grundsätzlich lässt sich durch diese Tabelle verdeutlichen, dass die Schwierigkeiten im Projekt ,,Elektronische Gesundheitskarte” nicht nur durch die technische Seite kamen, sondern auch durch organisatorische, kommunikative Probleme verursacht wurden. Der Widerstand der Ärzte und die strengen Datenschutzvorgaben trugen ebenfalls stark zu erheblichen zeitlichen Verzögerungen der Einführung bei.</text:p>
      <text:p text:style-name="P27">Lösungsvorschläge</text:p>
      <text:p text:style-name="P19">Eine Problemlösung wäre beispielsweise eine <text:span text:style-name="T25">Frühzeitige Einbindung der Ärzte und anderer Gesundheitsdienstleister.</text:span> Hätte man von Anfang an eine stärkere und frühzeitige Einbindung der Apotheker, Ärzte und anderer medizinischen Fachkräfte erzielt hätte dies eventuell Widerstände gegen die elektronische Gesundheitskarte vermindert. Informationsveranstaltungen hätten dazu enorm beitragen können, Vorurteile abzubauen und die Akzeptanz zu erhöhen.</text:p>
      <text:p text:style-name="P19">Eine <text:span text:style-name="T25">bessere Koordination und Projektsteuerung durch das Bundesministerium</text:span> wäre ein weiterer Punkt das Problem zu lösen. Damit ist gemeint ein strikteres Projektmanagement und eine engere Überwachung des Fortschritt zu erzielen um damit beizutragen Probleme frühzeitig zu erkennen und diese zu lösen. Ein klarer Zeitplan mit regelmäßigen Zwischenberichten und Audits hätte das Projekt transparenter und effizienter gemacht.</text:p>
      <text:p text:style-name="P19">Mein letzter Punkt wären <text:span text:style-name="T25">Flexiblere Datenschutzanforderungen</text:span>. Anstatt starrer und immer engere und strengere Datenschutzvorgaben hätte das Projekt durch flexiblere anpassbare Datenschutzlösungen profitieren können. Pilotprojekte mit spezifischeren Datenschutzmaßnahmen hätten ebenfalls eindeutig dabei helfen können einen ausgewogenen Ansatz zwischen Funktionalität und Sicherheit zu finden.</text:p>
      <text:p text:style-name="P19"/>
      <text:p text:style-name="P19">Solche Maßnahmen hätten eventuell das Projekt vermutlich erfolgreicher gemacht und die Verzögerungen drastisch minimiert. Eine Kommunikation und stärkere Einbindung der Ansprechsgruppen sowie flexiblere Datenschutzvorgaben hätten die Akzeptanz erhöht und die technische Umsetzung erleichtert.</text:p>
      <text:p text:style-name="P19"/>
      <text:p text:style-name="P13"><text:soft-page-break/><text:span text:style-name="T21">L</text:span><text:span text:style-name="T22">iteraturverzeichnis</text:span></text:p>
      <text:list text:style-name="L15">
        <text:list-item>
          <text:p text:style-name="P14"><text:a xlink:type="simple" xlink:href="https://www.bundesgesundheitsministerium.de/themen/digitalisierung/elektronische-gesundheitskarte" text:style-name="Internet_20_link" text:visited-style-name="Visited_20_Internet_20_Link"><text:span text:style-name="T22">https://www.bundesgesundheitsministerium.de/themen/digitalisierung/elektronische-gesundheitskarte</text:span></text:a></text:p>
        </text:list-item>
        <text:list-item>
          <text:p text:style-name="P14"><text:a xlink:type="simple" xlink:href="https://www.bfarm.de/SharedDocs/Downloads/DE/BfArM/Publikationen/Bundesgesundheitsblatt/2023-02-stachwitz_debatin.pdf?__blob=publicationFile" text:style-name="Internet_20_link" text:visited-style-name="Visited_20_Internet_20_Link"><text:span text:style-name="T22">https://www.bfarm.de/SharedDocs/Downloads/DE/BfArM/Publikationen/Bundesgesundheitsblatt/2023-02-stachwitz_debatin.pdf?__blob=publicationFile</text:span></text:a></text:p>
        </text:list-item>
        <text:list-item>
          <text:p text:style-name="P14"><text:a xlink:type="simple" xlink:href="https://www.datenschutz.org/elektronische-gesundheitskarte/" text:style-name="Internet_20_link" text:visited-style-name="Visited_20_Internet_20_Link"><text:span text:style-name="T22">https://www.datenschutz.org/elektronische-gesundheitskarte/</text:span></text:a></text:p>
        </text:list-item>
        <text:list-item>
          <text:p text:style-name="P14"><text:span text:style-name="T22">Stefan Bales, Christian Dierks, Jana Holland: „Die elektronische Gesundheitskarte“. 2007 (Rechtskommentar)</text:span></text:p>
        </text:list-item>
        <text:list-item>
          <text:p text:style-name="P14"><text:span text:style-name="T22">Oliver Decker: <text:s/></text:span><text:a xlink:type="simple" xlink:href="https://home.uni-leipzig.de/decker/karte.pdf" text:style-name="Internet_20_link" text:visited-style-name="Visited_20_Internet_20_Link"><text:span text:style-name="T22">https://home.uni-leipzig.de/decker/karte.pdf</text:span></text:a><text:span text:style-name="T22">.Psychotherapeuten Journal 2005, Heft 4, 338–347</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19:00:28.467188963</meta:creation-date>
    <dc:date>2024-09-16T02:30:48.604905849</dc:date>
    <meta:editing-duration>PT1H18M48S</meta:editing-duration>
    <meta:editing-cycles>15</meta:editing-cycles>
    <meta:generator>LibreOffice/24.2.5.2$Linux_X86_64 LibreOffice_project/420$Build-2</meta:generator>
    <meta:document-statistic meta:table-count="1" meta:image-count="0" meta:object-count="0" meta:page-count="6" meta:paragraph-count="69" meta:word-count="1710" meta:character-count="14352" meta:non-whitespace-character-count="12705"/>
  </office:meta>
</office:document-meta>
</file>